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a704" officeooo:paragraph-rsid="0019a704"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b6a5a" officeooo:paragraph-rsid="001b6a5a"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1804e3" officeooo:paragraph-rsid="001804e3"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19a704" officeooo:paragraph-rsid="0019a704"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16de33" officeooo:paragraph-rsid="0019a704" style:font-weight-asian="normal" style:font-weight-complex="normal"/>
    </style:style>
    <style:style style:name="P9" style:family="paragraph" style:parent-style-name="Standard">
      <style:text-properties fo:font-weight="normal" officeooo:rsid="0016de33" officeooo:paragraph-rsid="0016de33" style:font-weight-asian="normal" style:font-weight-complex="normal"/>
    </style:style>
    <style:style style:name="P10" style:family="paragraph" style:parent-style-name="Standard">
      <style:text-properties fo:font-weight="normal" officeooo:rsid="001804e3" officeooo:paragraph-rsid="0016de33" style:font-weight-asian="normal" style:font-weight-complex="normal"/>
    </style:style>
    <style:style style:name="P11" style:family="paragraph" style:parent-style-name="Standard">
      <style:text-properties fo:font-weight="normal" officeooo:rsid="001804e3" officeooo:paragraph-rsid="001804e3" style:font-weight-asian="normal" style:font-weight-complex="normal"/>
    </style:style>
    <style:style style:name="P12" style:family="paragraph" style:parent-style-name="Standard">
      <style:text-properties fo:font-weight="normal" officeooo:rsid="001804e3" officeooo:paragraph-rsid="0019a704" style:font-weight-asian="normal" style:font-weight-complex="normal"/>
    </style:style>
    <style:style style:name="P13" style:family="paragraph" style:parent-style-name="Standard">
      <style:text-properties fo:font-weight="normal" officeooo:rsid="001804e3" officeooo:paragraph-rsid="001fbb92" style:font-weight-asian="normal" style:font-weight-complex="normal"/>
    </style:style>
    <style:style style:name="P14" style:family="paragraph" style:parent-style-name="Standard">
      <style:text-properties fo:font-weight="normal" officeooo:rsid="001fbb92" officeooo:paragraph-rsid="001fbb92" style:font-weight-asian="normal" style:font-weight-complex="normal"/>
    </style:style>
    <style:style style:name="P15" style:family="paragraph" style:parent-style-name="Standard">
      <style:text-properties officeooo:rsid="0016de33" officeooo:paragraph-rsid="0016de33"/>
    </style:style>
    <style:style style:name="P16" style:family="paragraph" style:parent-style-name="Standard">
      <style:text-properties officeooo:rsid="001804e3" officeooo:paragraph-rsid="001804e3"/>
    </style:style>
    <style:style style:name="P17" style:family="paragraph" style:parent-style-name="Standard">
      <style:text-properties officeooo:rsid="001804e3" officeooo:paragraph-rsid="0019a704"/>
    </style:style>
    <style:style style:name="P18" style:family="paragraph" style:parent-style-name="Standard">
      <style:text-properties officeooo:rsid="001804e3" officeooo:paragraph-rsid="001fbb92"/>
    </style:style>
    <style:style style:name="P19" style:family="paragraph" style:parent-style-name="Standard">
      <style:text-properties style:text-underline-style="none" fo:font-weight="normal" officeooo:rsid="0019a704" officeooo:paragraph-rsid="0019a704" style:font-weight-asian="normal" style:font-weight-complex="normal"/>
    </style:style>
    <style:style style:name="P20" style:family="paragraph" style:parent-style-name="Standard">
      <style:text-properties style:text-underline-style="none" fo:font-weight="normal" officeooo:rsid="001b6a5a" officeooo:paragraph-rsid="001b6a5a" style:font-weight-asian="normal" style:font-weight-complex="normal"/>
    </style:style>
    <style:style style:name="P21" style:family="paragraph" style:parent-style-name="Standard">
      <style:text-properties style:text-underline-style="none" fo:font-weight="normal" officeooo:rsid="001e0f45" officeooo:paragraph-rsid="001b6a5a" style:font-weight-asian="normal" style:font-weight-complex="normal"/>
    </style:style>
    <style:style style:name="P2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master-page-name="Standard">
      <style:paragraph-properties style:page-number="auto"/>
      <style:text-properties fo:font-weight="bold" officeooo:rsid="0019a704" officeooo:paragraph-rsid="0019a704"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6940f" officeooo:paragraph-rsid="0026940f"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de33" style:font-weight-asian="normal" style:font-weight-complex="normal"/>
    </style:style>
    <style:style style:name="T4" style:family="text">
      <style:text-properties fo:font-weight="normal" officeooo:rsid="001804e3" style:font-weight-asian="normal" style:font-weight-complex="normal"/>
    </style:style>
    <style:style style:name="T5" style:family="text">
      <style:text-properties fo:font-weight="normal" officeooo:rsid="0019a704" style:font-weight-asian="normal" style:font-weight-complex="normal"/>
    </style:style>
    <style:style style:name="T6" style:family="text">
      <style:text-properties fo:font-weight="normal" officeooo:rsid="001e0f45" style:font-weight-asian="normal" style:font-weight-complex="normal"/>
    </style:style>
    <style:style style:name="T7" style:family="text">
      <style:text-properties fo:font-weight="normal" officeooo:rsid="001fbb92" style:font-weight-asian="normal" style:font-weight-complex="normal"/>
    </style:style>
    <style:style style:name="T8" style:family="text">
      <style:text-properties fo:font-weight="normal" officeooo:rsid="00235232" style:font-weight-asian="normal" style:font-weight-complex="normal"/>
    </style:style>
    <style:style style:name="T9" style:family="text">
      <style:text-properties fo:font-weight="normal" officeooo:rsid="00239a9a" style:font-weight-asian="normal" style:font-weight-complex="normal"/>
    </style:style>
    <style:style style:name="T10" style:family="text">
      <style:text-properties fo:font-weight="normal" officeooo:rsid="002419bf" style:font-weight-asian="normal" style:font-weight-complex="normal"/>
    </style:style>
    <style:style style:name="T11" style:family="text">
      <style:text-properties fo:font-weight="normal" officeooo:rsid="00245446"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officeooo:rsid="001b6a5a"/>
    </style:style>
    <style:style style:name="T14" style:family="text">
      <style:text-properties officeooo:rsid="001e0f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2">Contribution of Nethra Gunti (S20180010061):</text:p>
      <text:p text:style-name="P3"/>
      <text:p text:style-name="P24">Group Number: 11</text:p>
      <text:p text:style-name="P24"/>
      <text:p text:style-name="Standard"><text:span text:style-name="T1">Project Idea: </text:span><text:span text:style-name="T2"><text:s/>To develop a multi-purpose web-application that can be used to for searching/gathering information about any domain, IP, email address, bitcoins, malware etc. The application entirely uses open source APIs for doing the job so that it does not violate any copyrights.</text:span></text:p>
      <text:p text:style-name="P7"/>
      <text:p text:style-name="P7"/>
      <text:p text:style-name="Standard"><text:span text:style-name="T1">Percentage of Project that has been completed: </text:span><text:span text:style-name="T2">Around </text:span><text:span text:style-name="T6">55</text:span><text:span text:style-name="T2">% of the project has been completed.</text:span></text:p>
      <text:p text:style-name="P7"/>
      <text:p text:style-name="P7"/>
      <text:p text:style-name="P1">My Contributions to the Project:</text:p>
      <text:p text:style-name="P7"/>
      <text:p text:style-name="Standard"><text:span text:style-name="T2">To begin with, I’m working on the backend part of the project. </text:span><text:span text:style-name="T3">My major role is </text:span><text:span text:style-name="T6">to </text:span><text:span text:style-name="T3">integrate the Frontend and the API Logic with the backend. I have also created the entire Users authentication app and integrated it as well. I have also worked a litle o</text:span><text:span text:style-name="T6">n</text:span><text:span text:style-name="T3"> the </text:span><text:span text:style-name="T8">authentication</text:span><text:span text:style-name="T3"> page</text:span><text:span text:style-name="T8">s </text:span><text:span text:style-name="T3">while integrating it with the app. Through the course of time, I’ve improved my django-skills and also learnt deployemnet by AWS. </text:span></text:p>
      <text:p text:style-name="P8"/>
      <text:p text:style-name="P8"/>
      <text:p text:style-name="P9">Now, coming to the technical detials, here is a list of what I’ve been using</text:p>
      <text:p text:style-name="P9"/>
      <text:p text:style-name="P15"><text:span text:style-name="T12">Environments</text:span><text:span text:style-name="T2">: </text:span><text:span text:style-name="T4">Pip installed virtualenv running on a Linux machine.</text:span></text:p>
      <text:p text:style-name="P10"/>
      <text:p text:style-name="P16"><text:span text:style-name="T12">Languages and Frameworks</text:span><text:span text:style-name="T2">: Django, Django-Rest. Also planning to use Django-Celery-Beat and Django-Allauth for periodiciting tasks and multi-platform authentication via social media.</text:span></text:p>
      <text:p text:style-name="P16"/>
      <text:p text:style-name="P16"><text:span text:style-name="T12">Libraries</text:span><text:span text:style-name="T2">: Several Django libraries and few Python libraries. <text:s/>Contrib.auth.models, Django forms, Mail servers, Django widgets being few of those.</text:span></text:p>
      <text:p text:style-name="P11"/>
      <text:p text:style-name="P5">Tasks Completed:</text:p>
      <text:p text:style-name="P17"><text:span text:style-name="T2">1. </text:span><text:span text:style-name="T6">Authentication</text:span><text:span text:style-name="T2"> – </text:span><text:span text:style-name="T6">Entire Users app</text:span><text:span text:style-name="T2">: </text:span><text:span text:style-name="T6">models, v</text:span><text:span text:style-name="T2">iews, urls and redirecting upon successful task completion. (LOGIN/LOGOUT_REDIRECT_URL).</text:span></text:p>
      <text:p text:style-name="P12"/>
      <text:p text:style-name="P13">2. Registration- Made custom User models using AbstractUser from django models and Users.</text:p>
      <text:p text:style-name="P14"/>
      <text:p text:style-name="P18"><text:span text:style-name="T7">3. </text:span><text:span text:style-name="T5">I</text:span><text:span text:style-name="T2">ntegrated Frontend </text:span><text:span text:style-name="T5">with the django-codes while applying changes where required</text:span><text:span text:style-name="T2">.</text:span></text:p>
      <text:p text:style-name="P12"/>
      <text:p text:style-name="P18"><text:span text:style-name="T7">4</text:span><text:span text:style-name="T5">. </text:span><text:span text:style-name="T6">Made widgets </text:span><text:span text:style-name="T7">for the django forms</text:span><text:span text:style-name="T6"> </text:span><text:span text:style-name="T7">so the can be custom styled.</text:span></text:p>
      <text:p text:style-name="P14"/>
      <text:p text:style-name="P16"><text:span text:style-name="T7">5</text:span><text:span text:style-name="T2">. <text:s/></text:span><text:span text:style-name="T11">Completed </text:span><text:span text:style-name="T2">‘Reset-Password’ </text:span><text:span text:style-name="T9">and also made the templates by extending the base made by the fr</text:span><text:span text:style-name="T10">o</text:span><text:span text:style-name="T9">ntend developer.</text:span><text:span text:style-name="T2"> </text:span></text:p>
      <text:p text:style-name="P11"/>
      <text:p text:style-name="P16"><text:span text:style-name="T7">6</text:span><text:span text:style-name="T2">. Integrated the API-Logic </text:span><text:span text:style-name="T5">as well </text:span><text:span text:style-name="T2">with the main project.</text:span></text:p>
      <text:p text:style-name="P11"/>
      <text:p text:style-name="P16"><text:span text:style-name="T7">7</text:span><text:span text:style-name="T2">. Studied and practiced deployment by AWS.</text:span></text:p>
      <text:p text:style-name="P11"/>
      <text:p text:style-name="P11"/>
      <text:p text:style-name="P11"><text:soft-page-break/></text:p>
      <text:p text:style-name="P11"/>
      <text:p text:style-name="P11"/>
      <text:p text:style-name="P11"/>
      <text:p text:style-name="P11"/>
      <text:p text:style-name="P11"/>
      <text:p text:style-name="P6">Future Plans:</text:p>
      <text:p text:style-name="P6"/>
      <text:p text:style-name="P19">1. To make this app authenticable via any social media platform for which I plan on using one of the django frameworks like Allauth.</text:p>
      <text:p text:style-name="P19"/>
      <text:p text:style-name="P19">2. To make Social Media monitoring possible by creating Periodic tasks using Django-Celery.</text:p>
      <text:p text:style-name="P19"/>
      <text:p text:style-name="P19">3. Enabling SMS services and also comes with it optional Two-step login/verification process.</text:p>
      <text:p text:style-name="P19"/>
      <text:p text:style-name="P19"/>
      <text:p text:style-name="P19"/>
      <text:p text:style-name="P6">Problems Faced:</text:p>
      <text:p text:style-name="P6"/>
      <text:p text:style-name="P19">Getting hands-on experience in django sure wasnt a smooth sail due the huge number of files and totally alienated work flow. But gradually, <text:s/>I did start understanding how things work. I think it’s more important to have an idea about how something is gonna work even before you implement it. </text:p>
      <text:p text:style-name="P19"/>
      <text:p text:style-name="P19">The second thing which got to me was that a piece of code would work once fine, a subt<text:span text:style-name="T13">l</text:span>e addition and it doesn’t work anymore even after I undo the changes.</text:p>
      <text:p text:style-name="P19"/>
      <text:p text:style-name="P20">During integration of the frontend, I first had to understand the huge layout and then start adding tags and comments and sometimes it would even mess up the whole page so they had to be studied thourougly. This was defenitely the most time taking part.</text:p>
      <text:p text:style-name="P20"/>
      <text:p text:style-name="P20"/>
      <text:p text:style-name="P20"/>
      <text:p text:style-name="P20"/>
      <text:p text:style-name="P4">References:</text:p>
      <text:p text:style-name="P4"/>
      <text:p text:style-name="P20">Offi<text:span text:style-name="T14">cial Documentations</text:span></text:p>
      <text:p text:style-name="P20">YouTube<text:tab/>-- Corey Schafer </text:p>
      <text:p text:style-name="P21">StackOverFlow</text:p>
      <text:p text:style-name="P21"/>
      <text:p text:style-name="P21"/>
      <text:p text:style-name="P21"/>
      <text:p text:style-name="P21"/>
      <text:p text:style-name="P21">Thank You</text:p>
      <text:p text:style-name="P21">Nethra Gunti</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IN"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0:44:02</meta:creation-date>
    <dc:language>en-IN</dc:language>
    <dc:date>2020-03-28T01:41:38.382886580</dc:date>
    <meta:editing-cycles>12</meta:editing-cycles>
    <meta:editing-duration>PT1H5M18S</meta:editing-duration>
    <meta:generator>LibreOffice/6.0.7.3$Linux_X86_64 LibreOffice_project/00m0$Build-3</meta:generator>
    <meta:document-statistic meta:table-count="0" meta:image-count="0" meta:object-count="0" meta:page-count="2" meta:paragraph-count="32" meta:word-count="487" meta:character-count="3085" meta:non-whitespace-character-count="2621"/>
  </office:meta>
</office:document-meta>
</file>